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5.95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#fff200" fo:border="0.06pt solid #000000"/>
    </style:style>
    <style:style style:name="ce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le_separate_ds_all_location_lstm_table_metrics" table:style-name="ta1">
        <table:table-column table:style-name="co1" table:default-cell-style-name="ce10"/>
        <table:table-column table:style-name="co2" table:number-columns-repeated="9" table:default-cell-style-name="ce11"/>
        <table:table-column table:style-name="co3" table:number-columns-repeated="2" table:default-cell-style-name="Default"/>
        <table:table-row table:style-name="ro1">
          <table:table-cell table:style-name="ce9" office:value-type="string" calcext:value-type="string">
            <text:p>Metric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F 0.7</text:p>
          </table:table-cell>
          <table:table-cell table:style-name="ce9" office:value-type="string" calcext:value-type="string">
            <text:p>Q</text:p>
          </table:table-cell>
          <table:table-cell table:style-name="ce9" office:value-type="string" calcext:value-type="string">
            <text:p>Q 0.7</text:p>
          </table:table-cell>
          <table:table-cell table:style-name="ce9" office:value-type="string" calcext:value-type="string">
            <text:p>AA</text:p>
          </table:table-cell>
          <table:table-cell table:style-name="ce9" office:value-type="string" calcext:value-type="string">
            <text:p>AA 0.7</text:p>
          </table:table-cell>
          <table:table-cell table:style-name="ce9" office:value-type="string" calcext:value-type="string">
            <text:p>AI</text:p>
          </table:table-cell>
          <table:table-cell table:style-name="ce9" office:value-type="string" calcext:value-type="string">
            <text:p>AI 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_mse</text:p>
          </table:table-cell>
          <table:table-cell office:value-type="float" office:value="0.01557" calcext:value-type="float">
            <text:p>0.01557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0.01584" calcext:value-type="float">
            <text:p>0.01584</text:p>
          </table:table-cell>
          <table:table-cell office:value-type="float" office:value="0.01567" calcext:value-type="float">
            <text:p>0.01567</text:p>
          </table:table-cell>
          <table:table-cell table:style-name="ce12" office:value-type="float" office:value="0.01549" calcext:value-type="float">
            <text:p>0.01549</text:p>
          </table:table-cell>
          <table:table-cell office:value-type="float" office:value="0.01598" calcext:value-type="float">
            <text:p>0.01598</text:p>
          </table:table-cell>
          <table:table-cell office:value-type="float" office:value="0.01576" calcext:value-type="float">
            <text:p>0.01576</text:p>
          </table:table-cell>
          <table:table-cell office:value-type="float" office:value="0.01577" calcext:value-type="float">
            <text:p>0.01577</text:p>
          </table:table-cell>
          <table:table-cell office:value-type="float" office:value="0.01568" calcext:value-type="float">
            <text:p>0.01568</text:p>
          </table:table-cell>
          <table:table-cell table:formula="of:=MIN([.B2:.J2])" office:value-type="float" office:value="0.01549" calcext:value-type="float">
            <text:p>0.01549</text:p>
          </table:table-cell>
          <table:table-cell table:formula="of:=MAX([.B2:.K2])" office:value-type="float" office:value="0.01598" calcext:value-type="float">
            <text:p>0.01598</text:p>
          </table:table-cell>
        </table:table-row>
        <table:table-row table:style-name="ro1">
          <table:table-cell office:value-type="string" calcext:value-type="string">
            <text:p>min_mse</text:p>
          </table:table-cell>
          <table:table-cell office:value-type="float" office:value="0.00246" calcext:value-type="float">
            <text:p>0.00246</text:p>
          </table:table-cell>
          <table:table-cell office:value-type="float" office:value="0.00343" calcext:value-type="float">
            <text:p>0.00343</text:p>
          </table:table-cell>
          <table:table-cell table:style-name="ce12" office:value-type="float" office:value="0.00148" calcext:value-type="float">
            <text:p>0.00148</text:p>
          </table:table-cell>
          <table:table-cell office:value-type="float" office:value="0.00207" calcext:value-type="float">
            <text:p>0.00207</text:p>
          </table:table-cell>
          <table:table-cell office:value-type="float" office:value="0.00192" calcext:value-type="float">
            <text:p>0.00192</text:p>
          </table:table-cell>
          <table:table-cell office:value-type="float" office:value="0.00273" calcext:value-type="float">
            <text:p>0.00273</text:p>
          </table:table-cell>
          <table:table-cell table:number-columns-repeated="2" office:value-type="float" office:value="0.00204" calcext:value-type="float">
            <text:p>0.00204</text:p>
          </table:table-cell>
          <table:table-cell office:value-type="float" office:value="0.00178" calcext:value-type="float">
            <text:p>0.00178</text:p>
          </table:table-cell>
          <table:table-cell table:formula="of:=MIN([.B3:.J3])" office:value-type="float" office:value="0.00148" calcext:value-type="float">
            <text:p>0.00148</text:p>
          </table:table-cell>
          <table:table-cell table:formula="of:=MAX([.B3:.K3])" office:value-type="float" office:value="0.00343" calcext:value-type="float">
            <text:p>0.00343</text:p>
          </table:table-cell>
        </table:table-row>
        <table:table-row table:style-name="ro1">
          <table:table-cell office:value-type="string" calcext:value-type="string">
            <text:p>max_mse</text:p>
          </table:table-cell>
          <table:table-cell office:value-type="float" office:value="0.03688" calcext:value-type="float">
            <text:p>0.03688</text:p>
          </table:table-cell>
          <table:table-cell table:style-name="ce12" office:value-type="float" office:value="0.0345" calcext:value-type="float">
            <text:p>0.0345</text:p>
          </table:table-cell>
          <table:table-cell office:value-type="float" office:value="0.03544" calcext:value-type="float">
            <text:p>0.03544</text:p>
          </table:table-cell>
          <table:table-cell office:value-type="float" office:value="0.03526" calcext:value-type="float">
            <text:p>0.03526</text:p>
          </table:table-cell>
          <table:table-cell office:value-type="float" office:value="0.03505" calcext:value-type="float">
            <text:p>0.03505</text:p>
          </table:table-cell>
          <table:table-cell office:value-type="float" office:value="0.036" calcext:value-type="float">
            <text:p>0.036</text:p>
          </table:table-cell>
          <table:table-cell office:value-type="float" office:value="0.03553" calcext:value-type="float">
            <text:p>0.03553</text:p>
          </table:table-cell>
          <table:table-cell office:value-type="float" office:value="0.03554" calcext:value-type="float">
            <text:p>0.03554</text:p>
          </table:table-cell>
          <table:table-cell office:value-type="float" office:value="0.03519" calcext:value-type="float">
            <text:p>0.03519</text:p>
          </table:table-cell>
          <table:table-cell table:formula="of:=MIN([.B4:.J4])" office:value-type="float" office:value="0.0345" calcext:value-type="float">
            <text:p>0.0345</text:p>
          </table:table-cell>
          <table:table-cell table:formula="of:=MAX([.B4:.K4])" office:value-type="float" office:value="0.03688" calcext:value-type="float">
            <text:p>0.03688</text:p>
          </table:table-cell>
        </table:table-row>
        <table:table-row table:style-name="ro1">
          <table:table-cell office:value-type="string" calcext:value-type="string">
            <text:p>stdev_mse</text:p>
          </table:table-cell>
          <table:table-cell office:value-type="float" office:value="0.01115" calcext:value-type="float">
            <text:p>0.01115</text:p>
          </table:table-cell>
          <table:table-cell table:style-name="ce12" office:value-type="float" office:value="0.01093" calcext:value-type="float">
            <text:p>0.01093</text:p>
          </table:table-cell>
          <table:table-cell office:value-type="float" office:value="0.01102" calcext:value-type="float">
            <text:p>0.01102</text:p>
          </table:table-cell>
          <table:table-cell office:value-type="float" office:value="0.01128" calcext:value-type="float">
            <text:p>0.01128</text:p>
          </table:table-cell>
          <table:table-cell office:value-type="float" office:value="0.01106" calcext:value-type="float">
            <text:p>0.0110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112" calcext:value-type="float">
            <text:p>0.01112</text:p>
          </table:table-cell>
          <table:table-cell office:value-type="float" office:value="0.01145" calcext:value-type="float">
            <text:p>0.01145</text:p>
          </table:table-cell>
          <table:table-cell office:value-type="float" office:value="0.0111" calcext:value-type="float">
            <text:p>0.0111</text:p>
          </table:table-cell>
          <table:table-cell table:formula="of:=MIN([.B5:.J5])" office:value-type="float" office:value="0.01093" calcext:value-type="float">
            <text:p>0.01093</text:p>
          </table:table-cell>
          <table:table-cell table:formula="of:=MAX([.B5:.K5])" office:value-type="float" office:value="0.01145" calcext:value-type="float">
            <text:p>0.01145</text:p>
          </table:table-cell>
        </table:table-row>
        <table:table-row table:style-name="ro1">
          <table:table-cell office:value-type="string" calcext:value-type="string">
            <text:p>mean_training_time</text:p>
          </table:table-cell>
          <table:table-cell office:value-type="float" office:value="61.25727" calcext:value-type="float">
            <text:p>61.25727</text:p>
          </table:table-cell>
          <table:table-cell office:value-type="float" office:value="69.19463" calcext:value-type="float">
            <text:p>69.19463</text:p>
          </table:table-cell>
          <table:table-cell office:value-type="float" office:value="60.24954" calcext:value-type="float">
            <text:p>60.24954</text:p>
          </table:table-cell>
          <table:table-cell office:value-type="float" office:value="62.7688" calcext:value-type="float">
            <text:p>62.7688</text:p>
          </table:table-cell>
          <table:table-cell office:value-type="float" office:value="65.34691" calcext:value-type="float">
            <text:p>65.34691</text:p>
          </table:table-cell>
          <table:table-cell table:style-name="ce12" office:value-type="float" office:value="58.54241" calcext:value-type="float">
            <text:p>58.54241</text:p>
          </table:table-cell>
          <table:table-cell office:value-type="float" office:value="64.31933" calcext:value-type="float">
            <text:p>64.31933</text:p>
          </table:table-cell>
          <table:table-cell office:value-type="float" office:value="66.00128" calcext:value-type="float">
            <text:p>66.00128</text:p>
          </table:table-cell>
          <table:table-cell office:value-type="float" office:value="62.93606" calcext:value-type="float">
            <text:p>62.93606</text:p>
          </table:table-cell>
          <table:table-cell table:formula="of:=MIN([.B6:.J6])" office:value-type="float" office:value="58.54241" calcext:value-type="float">
            <text:p>58.54241</text:p>
          </table:table-cell>
          <table:table-cell table:formula="of:=MAX([.B6:.K6])" office:value-type="float" office:value="69.19463" calcext:value-type="float">
            <text:p>69.19463</text:p>
          </table:table-cell>
        </table:table-row>
        <table:table-row table:style-name="ro1">
          <table:table-cell office:value-type="string" calcext:value-type="string">
            <text:p>mean_num_epochs</text:p>
          </table:table-cell>
          <table:table-cell office:value-type="float" office:value="72.83333" calcext:value-type="float">
            <text:p>72.83333</text:p>
          </table:table-cell>
          <table:table-cell office:value-type="float" office:value="82.60417" calcext:value-type="float">
            <text:p>82.60417</text:p>
          </table:table-cell>
          <table:table-cell office:value-type="float" office:value="72.45833" calcext:value-type="float">
            <text:p>72.45833</text:p>
          </table:table-cell>
          <table:table-cell office:value-type="float" office:value="75.72917" calcext:value-type="float">
            <text:p>75.72917</text:p>
          </table:table-cell>
          <table:table-cell office:value-type="float" office:value="79.45833" calcext:value-type="float">
            <text:p>79.45833</text:p>
          </table:table-cell>
          <table:table-cell table:style-name="ce12" office:value-type="float" office:value="71.52083" calcext:value-type="float">
            <text:p>71.52083</text:p>
          </table:table-cell>
          <table:table-cell office:value-type="float" office:value="78.5625" calcext:value-type="float">
            <text:p>78.5625</text:p>
          </table:table-cell>
          <table:table-cell office:value-type="float" office:value="80.45833" calcext:value-type="float">
            <text:p>80.45833</text:p>
          </table:table-cell>
          <table:table-cell office:value-type="float" office:value="76.4375" calcext:value-type="float">
            <text:p>76.4375</text:p>
          </table:table-cell>
          <table:table-cell table:formula="of:=MIN([.B7:.J7])" office:value-type="float" office:value="71.52083" calcext:value-type="float">
            <text:p>71.52083</text:p>
          </table:table-cell>
          <table:table-cell table:formula="of:=MAX([.B7:.K7])" office:value-type="float" office:value="82.60417" calcext:value-type="float">
            <text:p>82.604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1">00/00/0000</text:date>, <text:time style:data-style-name="N2" text:time-value="15:58:27.1809235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7-11T17:07:44.043259736</dc:date>
    <meta:editing-duration>PT1H37M35S</meta:editing-duration>
    <meta:editing-cycles>3</meta:editing-cycles>
    <meta:generator>LibreOffice/6.0.7.3$Linux_X86_64 LibreOffice_project/00m0$Build-3</meta:generator>
    <meta:document-statistic meta:table-count="1" meta:cell-count="82" meta:object-count="0"/>
  </office:meta>
</office:document-meta>
</file>